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006cm" fo:margin-top="0cm" fo:margin-bottom="0cm" table:align="center" style:writing-mode="lr-tb"/>
    </style:style>
    <style:style style:name="Table1.A" style:family="table-column">
      <style:table-column-properties style:column-width="1.095cm"/>
    </style:style>
    <style:style style:name="Table1.B" style:family="table-column">
      <style:table-column-properties style:column-width="2.11cm"/>
    </style:style>
    <style:style style:name="Table1.C" style:family="table-column">
      <style:table-column-properties style:column-width="2.055cm"/>
    </style:style>
    <style:style style:name="Table1.D" style:family="table-column">
      <style:table-column-properties style:column-width="1.513cm"/>
    </style:style>
    <style:style style:name="Table1.E" style:family="table-column">
      <style:table-column-properties style:column-width="1.612cm"/>
    </style:style>
    <style:style style:name="Table1.F" style:family="table-column">
      <style:table-column-properties style:column-width="1.15cm"/>
    </style:style>
    <style:style style:name="Table1.G" style:family="table-column">
      <style:table-column-properties style:column-width="2.113cm"/>
    </style:style>
    <style:style style:name="Table1.H" style:family="table-column">
      <style:table-column-properties style:column-width="1.408cm"/>
    </style:style>
    <style:style style:name="Table1.I" style:family="table-column">
      <style:table-column-properties style:column-width="1.655cm"/>
    </style:style>
    <style:style style:name="Table1.J" style:family="table-column">
      <style:table-column-properties style:column-width="1.208cm"/>
    </style:style>
    <style:style style:name="Table1.K" style:family="table-column">
      <style:table-column-properties style:column-width="1.138cm"/>
    </style:style>
    <style:style style:name="Table1.L" style:family="table-column">
      <style:table-column-properties style:column-width="0.949cm"/>
    </style:style>
    <style:style style:name="Table1.1" style:family="table-row">
      <style:table-row-properties style:min-row-height="0.674cm" fo:keep-together="auto"/>
    </style:style>
    <style:style style:name="Table1.A1" style:family="table-cell">
      <style:table-cell-properties fo:background-color="transparent" fo:padding="0cm" fo:border-left="none" fo:border-right="none" fo:border-top="0.5pt solid #000000" fo:border-bottom="0.5pt solid #000000">
        <style:background-image/>
      </style:table-cell-properties>
    </style:style>
    <style:style style:name="Table1.A2" style:family="table-cell">
      <style:table-cell-properties fo:background-color="transparent" fo:padding="0cm" fo:border="none">
        <style:background-image/>
      </style:table-cell-properties>
    </style:style>
    <style:style style:name="Table1.B2" style:family="table-cell">
      <style:table-cell-properties fo:background-color="transparent" fo:padding="0cm" fo:border-left="none" fo:border-right="none"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2e085f"/>
    </style:style>
    <style:style style:name="P3" style:family="paragraph" style:parent-style-name="Standard">
      <style:paragraph-properties fo:line-height="150%"/>
      <style:text-properties officeooo:paragraph-rsid="0034af92"/>
    </style:style>
    <style:style style:name="P4" style:family="paragraph" style:parent-style-name="Standard">
      <style:paragraph-properties fo:line-height="150%"/>
      <style:text-properties officeooo:paragraph-rsid="005e9102"/>
    </style:style>
    <style:style style:name="P5" style:family="paragraph" style:parent-style-name="Standard">
      <style:paragraph-properties fo:line-height="150%"/>
      <style:text-properties officeooo:paragraph-rsid="006f8289"/>
    </style:style>
    <style:style style:name="P6" style:family="paragraph" style:parent-style-name="Standard">
      <style:paragraph-properties fo:line-height="150%"/>
      <style:text-properties officeooo:paragraph-rsid="0073e64f"/>
    </style:style>
    <style:style style:name="P7" style:family="paragraph" style:parent-style-name="Standard">
      <style:paragraph-properties fo:line-height="150%"/>
      <style:text-properties officeooo:paragraph-rsid="004e302e"/>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4"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5"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7"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9f92d" officeooo:paragraph-rsid="0079f92d"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officeooo:paragraph-rsid="001cf779"/>
    </style:style>
    <style:style style:name="P21"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2"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27" style:family="paragraph" style:parent-style-name="Standard">
      <style:paragraph-properties fo:line-height="150%"/>
      <style:text-properties fo:font-size="14pt" officeooo:rsid="0038b870" officeooo:paragraph-rsid="0038b870" style:font-size-asian="14pt" style:font-size-complex="14pt"/>
    </style:style>
    <style:style style:name="P28" style:family="paragraph" style:parent-style-name="Standard">
      <style:paragraph-properties fo:line-height="150%"/>
      <style:text-properties fo:font-size="14pt" fo:language="en" fo:country="US" fo:font-style="normal" fo:font-weight="bold" officeooo:rsid="0079f92d" officeooo:paragraph-rsid="0079f92d" style:font-size-asian="14pt" style:font-style-asian="normal" style:font-weight-asian="bold" style:font-size-complex="14pt" style:font-style-complex="normal" style:font-weight-complex="bold"/>
    </style:style>
    <style:style style:name="P29"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30"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1"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5"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6"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7"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8" style:family="paragraph" style:parent-style-name="Standard">
      <style:paragraph-properties fo:line-height="150%"/>
      <style:text-properties officeooo:rsid="0082d6d6" officeooo:paragraph-rsid="0082d6d6"/>
    </style:style>
    <style:style style:name="P39" style:family="paragraph" style:parent-style-name="Bibliography_20_1">
      <style:text-properties officeooo:paragraph-rsid="007efbed"/>
    </style:style>
    <style:style style:name="P40" style:family="paragraph" style:parent-style-name="Bibliography_20_1">
      <style:text-properties officeooo:paragraph-rsid="0082d6d6"/>
    </style:style>
    <style:style style:name="P41" style:family="paragraph" style:parent-style-name="Bibliography_20_1">
      <style:paragraph-properties fo:margin-left="0cm" fo:margin-right="0cm" fo:text-indent="0cm" style:auto-text-indent="false"/>
      <style:text-properties officeooo:paragraph-rsid="007efbed"/>
    </style:style>
    <style:style style:name="P42"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43" style:family="paragraph" style:parent-style-name="Standard">
      <style:paragraph-properties fo:margin-top="0cm" fo:margin-bottom="0cm" loext:contextual-spacing="false" fo:line-height="100%"/>
      <style:text-properties officeooo:paragraph-rsid="0082d260"/>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Calibri" fo:font-size="8pt" officeooo:paragraph-rsid="0082d260" style:font-name-asian="Times New Roman" style:font-size-asian="8pt" style:language-asian="en" style:country-asian="GB" style:font-name-complex="Calibri1"/>
    </style:style>
    <style:style style:name="P45"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46"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47"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48" style:family="paragraph" style:parent-style-name="Standard">
      <style:paragraph-properties fo:line-height="150%"/>
      <style:text-properties fo:language="en" fo:country="US" fo:font-style="italic" officeooo:paragraph-rsid="001cf779" style:font-style-asian="italic" style:font-style-complex="italic"/>
    </style:style>
    <style:style style:name="P49" style:family="paragraph" style:parent-style-name="Standard">
      <style:paragraph-properties fo:margin-top="0cm" fo:margin-bottom="0cm" loext:contextual-spacing="false" fo:line-height="100%"/>
      <style:text-properties fo:color="#000000" style:font-name="Calibri" fo:font-size="8pt" officeooo:paragraph-rsid="0082d260" style:font-name-asian="Times New Roman" style:font-size-asian="8pt" style:language-asian="en" style:country-asian="GB" style:font-name-complex="Calibri1" style:font-size-complex="10pt"/>
    </style:style>
    <style:style style:name="P50" style:family="paragraph" style:parent-style-name="Standard">
      <style:paragraph-properties fo:margin-top="0cm" fo:margin-bottom="0cm" loext:contextual-spacing="false" fo:line-height="100%" fo:text-align="center" style:justify-single-word="false"/>
      <style:text-properties fo:color="#000000" style:font-name="Calibri" fo:font-size="8pt" officeooo:paragraph-rsid="0082d260" style:font-name-asian="Times New Roman" style:font-size-asian="8pt" style:language-asian="en" style:country-asian="GB" style:font-name-complex="Calibri1"/>
    </style:style>
    <style:style style:name="P51" style:family="paragraph" style:parent-style-name="Standard">
      <style:paragraph-properties fo:margin-top="0cm" fo:margin-bottom="0cm" loext:contextual-spacing="false" fo:line-height="100%"/>
      <style:text-properties fo:color="#000000" style:font-name="Calibri" fo:font-size="8pt" fo:font-style="italic" officeooo:paragraph-rsid="0082d260" style:font-name-asian="Times New Roman" style:font-size-asian="8pt" style:language-asian="en" style:country-asian="GB" style:font-style-asian="italic" style:font-name-complex="Calibri1" style:font-size-complex="10pt" style:font-style-complex="italic"/>
    </style:style>
    <style:style style:name="P52" style:family="paragraph" style:parent-style-name="Bibliography_20_1">
      <style:text-properties officeooo:paragraph-rsid="008a5ab9"/>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fo:font-weight="normal" officeooo:rsid="002e085f" style:font-style-asian="normal" style:font-weight-asian="normal" style:font-style-complex="normal" style:font-weight-complex="normal"/>
    </style:style>
    <style:style style:name="T15" style:family="text">
      <style:text-properties fo:language="en" fo:country="US" fo:font-style="normal" fo:font-weight="normal" officeooo:rsid="00318bcb" style:font-style-asian="normal" style:font-weight-asian="normal" style:font-style-complex="normal" style:font-weight-complex="normal"/>
    </style:style>
    <style:style style:name="T16" style:family="text">
      <style:text-properties fo:language="en" fo:country="US" fo:font-style="normal" fo:font-weight="normal" officeooo:rsid="0030d391" style:font-style-asian="normal" style:font-weight-asian="normal" style:font-style-complex="normal" style:font-weight-complex="normal"/>
    </style:style>
    <style:style style:name="T17" style:family="text">
      <style:text-properties fo:language="en" fo:country="US" fo:font-style="normal" fo:font-weight="normal" officeooo:rsid="00846182" style:font-style-asian="normal" style:font-weight-asian="normal" style:font-style-complex="normal" style:font-weight-complex="normal"/>
    </style:style>
    <style:style style:name="T18" style:family="text">
      <style:text-properties fo:language="en" fo:country="US" fo:font-style="normal" fo:font-weight="normal" officeooo:rsid="008c355a" style:font-style-asian="normal" style:font-weight-asian="normal" style:font-style-complex="normal" style:font-weight-complex="normal"/>
    </style:style>
    <style:style style:name="T19" style:family="text">
      <style:text-properties fo:language="en" fo:country="US" officeooo:rsid="002e085f"/>
    </style:style>
    <style:style style:name="T20" style:family="text">
      <style:text-properties fo:language="en" fo:country="US" officeooo:rsid="00318bcb"/>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d34d9" style:font-style-asian="normal" style:font-style-complex="normal"/>
    </style:style>
    <style:style style:name="T24" style:family="text">
      <style:text-properties fo:font-style="normal" officeooo:rsid="001e445d" style:font-style-asian="normal" style:font-style-complex="normal"/>
    </style:style>
    <style:style style:name="T25" style:family="text">
      <style:text-properties fo:font-style="normal" officeooo:rsid="00528abb" style:font-style-asian="normal" style:font-style-complex="normal"/>
    </style:style>
    <style:style style:name="T26" style:family="text">
      <style:text-properties fo:font-weight="bold" style:font-weight-asian="bold" style:font-weight-complex="bold"/>
    </style:style>
    <style:style style:name="T27" style:family="text">
      <style:text-properties officeooo:rsid="0032925f"/>
    </style:style>
    <style:style style:name="T28" style:family="text">
      <style:text-properties officeooo:rsid="00348912"/>
    </style:style>
    <style:style style:name="T29" style:family="text">
      <style:text-properties officeooo:rsid="0034af92"/>
    </style:style>
    <style:style style:name="T30" style:family="text">
      <style:text-properties officeooo:rsid="0035fdb6"/>
    </style:style>
    <style:style style:name="T31" style:family="text">
      <style:text-properties officeooo:rsid="00366b9b"/>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fo:font-weight="normal" officeooo:rsid="004aa270" style:font-weight-asian="normal" style:font-weight-complex="normal"/>
    </style:style>
    <style:style style:name="T34" style:family="text">
      <style:text-properties officeooo:rsid="0036a0cd"/>
    </style:style>
    <style:style style:name="T35" style:family="text">
      <style:text-properties officeooo:rsid="00379674"/>
    </style:style>
    <style:style style:name="T36" style:family="text">
      <style:text-properties officeooo:rsid="0037f50a"/>
    </style:style>
    <style:style style:name="T37" style:family="text">
      <style:text-properties officeooo:rsid="00381a7e"/>
    </style:style>
    <style:style style:name="T38" style:family="text">
      <style:text-properties officeooo:rsid="003837c8"/>
    </style:style>
    <style:style style:name="T39" style:family="text">
      <style:text-properties officeooo:rsid="0038b870"/>
    </style:style>
    <style:style style:name="T40" style:family="text">
      <style:text-properties fo:font-weight="normal" officeooo:rsid="0038b870" style:font-weight-asian="normal" style:font-weight-complex="normal"/>
    </style:style>
    <style:style style:name="T41" style:family="text">
      <style:text-properties fo:font-weight="normal" officeooo:rsid="003ccd52" style:font-weight-asian="normal" style:font-weight-complex="normal"/>
    </style:style>
    <style:style style:name="T42" style:family="text">
      <style:text-properties fo:font-weight="normal" officeooo:rsid="003cde8f" style:font-weight-asian="normal" style:font-weight-complex="normal"/>
    </style:style>
    <style:style style:name="T43" style:family="text">
      <style:text-properties fo:font-weight="normal" officeooo:rsid="003fd2c1" style:font-weight-asian="normal" style:font-weight-complex="normal"/>
    </style:style>
    <style:style style:name="T44" style:family="text">
      <style:text-properties fo:font-weight="normal" officeooo:rsid="0041c52c" style:font-weight-asian="normal" style:font-weight-complex="normal"/>
    </style:style>
    <style:style style:name="T45" style:family="text">
      <style:text-properties fo:font-weight="normal" officeooo:rsid="0042e171" style:font-weight-asian="normal" style:font-weight-complex="normal"/>
    </style:style>
    <style:style style:name="T46" style:family="text">
      <style:text-properties fo:font-weight="normal" officeooo:rsid="00438b25" style:font-weight-asian="normal" style:font-weight-complex="normal"/>
    </style:style>
    <style:style style:name="T47" style:family="text">
      <style:text-properties fo:font-weight="normal" officeooo:rsid="00456276" style:font-weight-asian="normal" style:font-weight-complex="normal"/>
    </style:style>
    <style:style style:name="T48" style:family="text">
      <style:text-properties fo:font-weight="normal" officeooo:rsid="0046d4c8" style:font-weight-asian="normal" style:font-weight-complex="normal"/>
    </style:style>
    <style:style style:name="T49" style:family="text">
      <style:text-properties fo:font-weight="normal" officeooo:rsid="00479020" style:font-weight-asian="normal" style:font-weight-complex="normal"/>
    </style:style>
    <style:style style:name="T50" style:family="text">
      <style:text-properties fo:font-weight="normal" officeooo:rsid="004902da" style:font-weight-asian="normal" style:font-weight-complex="normal"/>
    </style:style>
    <style:style style:name="T51" style:family="text">
      <style:text-properties fo:font-weight="normal" officeooo:rsid="004aa270" style:font-weight-asian="normal" style:font-weight-complex="normal"/>
    </style:style>
    <style:style style:name="T52" style:family="text">
      <style:text-properties fo:font-weight="normal" officeooo:rsid="004dc105" style:font-weight-asian="normal" style:font-weight-complex="normal"/>
    </style:style>
    <style:style style:name="T53" style:family="text">
      <style:text-properties fo:font-weight="normal" officeooo:rsid="004f5455" style:font-weight-asian="normal" style:font-weight-complex="normal"/>
    </style:style>
    <style:style style:name="T54" style:family="text">
      <style:text-properties fo:font-weight="normal" officeooo:rsid="00513edf" style:font-weight-asian="normal" style:font-weight-complex="normal"/>
    </style:style>
    <style:style style:name="T55" style:family="text">
      <style:text-properties fo:font-weight="normal" officeooo:rsid="003afb85" style:font-weight-asian="normal" style:font-weight-complex="normal"/>
    </style:style>
    <style:style style:name="T56" style:family="text">
      <style:text-properties fo:font-weight="normal" officeooo:rsid="00399a52" style:font-weight-asian="normal" style:font-weight-complex="normal"/>
    </style:style>
    <style:style style:name="T57" style:family="text">
      <style:text-properties fo:font-weight="normal" officeooo:rsid="003a1a39" style:font-weight-asian="normal" style:font-weight-complex="normal"/>
    </style:style>
    <style:style style:name="T58" style:family="text">
      <style:text-properties fo:font-weight="normal" officeooo:rsid="0066cb34" style:font-weight-asian="normal" style:font-weight-complex="normal"/>
    </style:style>
    <style:style style:name="T59" style:family="text">
      <style:text-properties fo:font-weight="normal" officeooo:rsid="0073e64f" style:font-weight-asian="normal" style:font-weight-complex="normal"/>
    </style:style>
    <style:style style:name="T60" style:family="text">
      <style:text-properties fo:font-weight="normal" officeooo:rsid="00745f04" style:font-weight-asian="normal" style:font-weight-complex="normal"/>
    </style:style>
    <style:style style:name="T61" style:family="text">
      <style:text-properties fo:font-weight="normal" officeooo:rsid="00846182" style:font-weight-asian="normal" style:font-weight-complex="normal"/>
    </style:style>
    <style:style style:name="T62" style:family="text">
      <style:text-properties fo:font-weight="normal" officeooo:rsid="008d66c0" style:font-weight-asian="normal" style:font-weight-complex="normal"/>
    </style:style>
    <style:style style:name="T63" style:family="text">
      <style:text-properties fo:font-weight="normal" officeooo:rsid="008eee1e" style:font-weight-asian="normal" style:font-weight-complex="normal"/>
    </style:style>
    <style:style style:name="T64" style:family="text">
      <style:text-properties officeooo:rsid="003afb85"/>
    </style:style>
    <style:style style:name="T65" style:family="text">
      <style:text-properties officeooo:rsid="004e302e"/>
    </style:style>
    <style:style style:name="T66" style:family="text">
      <style:text-properties officeooo:rsid="004ed0d6"/>
    </style:style>
    <style:style style:name="T67" style:family="text">
      <style:text-properties officeooo:rsid="005e9102"/>
    </style:style>
    <style:style style:name="T68" style:family="text">
      <style:text-properties officeooo:rsid="006f8289"/>
    </style:style>
    <style:style style:name="T69" style:family="text">
      <style:text-properties officeooo:rsid="0070efdd"/>
    </style:style>
    <style:style style:name="T70" style:family="text">
      <style:text-properties officeooo:rsid="0072160c"/>
    </style:style>
    <style:style style:name="T71" style:family="text">
      <style:text-properties officeooo:rsid="0073e64f"/>
    </style:style>
    <style:style style:name="T72" style:family="text">
      <style:text-properties officeooo:rsid="00745f04"/>
    </style:style>
    <style:style style:name="T73" style:family="text">
      <style:text-properties officeooo:rsid="0076e1ba"/>
    </style:style>
    <style:style style:name="T74" style:family="text">
      <style:text-properties officeooo:rsid="0079422d"/>
    </style:style>
    <style:style style:name="T75" style:family="text">
      <style:text-properties fo:font-size="12pt" style:font-size-asian="12pt" style:font-size-complex="12pt"/>
    </style:style>
    <style:style style:name="T76" style:family="text">
      <style:text-properties fo:font-size="12pt" officeooo:rsid="004e302e" style:font-size-asian="12pt" style:font-size-complex="12pt"/>
    </style:style>
    <style:style style:name="T77" style:family="text">
      <style:text-properties fo:font-size="12pt" officeooo:rsid="0082209a" style:font-size-asian="12pt" style:font-size-complex="12pt"/>
    </style:style>
    <style:style style:name="T78" style:family="text">
      <style:text-properties fo:font-size="12pt" officeooo:rsid="0082d260" style:font-size-asian="12pt" style:font-size-complex="12pt"/>
    </style:style>
    <style:style style:name="T79" style:family="text">
      <style:text-properties fo:font-size="14pt" style:font-size-asian="14pt" style:font-size-complex="14pt"/>
    </style:style>
    <style:style style:name="T80" style:family="text">
      <style:text-properties officeooo:rsid="0082d260"/>
    </style:style>
    <style:style style:name="T81" style:family="text">
      <style:text-properties fo:color="#000000" style:font-name="Calibri" fo:font-size="8pt" style:font-name-asian="Times New Roman" style:font-size-asian="8pt" style:language-asian="en" style:country-asian="GB" style:font-name-complex="Calibri1" style:font-size-complex="10pt"/>
    </style:style>
    <style:style style:name="T82" style:family="text">
      <style:text-properties fo:color="#000000" style:font-name="Calibri" fo:font-size="8pt" officeooo:rsid="0082d6d6" style:font-name-asian="Times New Roman" style:font-size-asian="8pt" style:language-asian="en" style:country-asian="GB" style:font-name-complex="Calibri1" style:font-size-complex="10pt"/>
    </style:style>
    <style:style style:name="T83" style:family="text">
      <style:text-properties officeooo:rsid="00875e36"/>
    </style:style>
    <style:style style:name="T84" style:family="text">
      <style:text-properties officeooo:rsid="0088c0b9"/>
    </style:style>
    <style:style style:name="T85" style:family="text">
      <style:text-properties officeooo:rsid="008c355a"/>
    </style:style>
    <style:style style:name="T86" style:family="text">
      <style:text-properties officeooo:rsid="008eee1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itle</text:p>
      <text:p text:style-name="Standard">Benthic foraminifera as bioindicators for assessing reef condition in Kāneʻohe Bay, Oʻahu, Hawai'i</text:p>
      <text:p text:style-name="Standard"/>
      <text:p text:style-name="P47"/>
      <text:p text:style-name="P45">Abstract</text:p>
      <text:p text:style-name="P20"><text:span text:style-name="T22">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3">The Hawaiian Archipelago </text:span><text:span text:style-name="T24">is both home to endemic coral reef ecosystems and a growing human population, with the highest population density on the O’ahu island. </text:span><text:span text:style-name="T22">In this study, sediment samples containing benthic foraminifera were used to determine water quality and stressor sources in Kāneʻohe Bay, </text:span><text:span text:style-name="T24">O’ahu, </text:span><text:span text:style-name="T22">Hawai'i, by applying the Foram Index (FI) </text:span><text:span text:style-name="T25">and Bayesian regression analysis</text:span><text:span text:style-name="T22">.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1"> </text:span></text:p>
      <text:p text:style-name="P48"/>
      <text:p text:style-name="P17"/>
      <text:p text:style-name="P15"><text:s/><text:span text:style-name="T79">Additional keywords</text:span></text:p>
      <text:p text:style-name="P18">corals, coral reef, anthropogenic stress, foram index, marine, reef crisis, water quality, pollution, <text:span text:style-name="T74">reef health, monitoring, assessment</text:span></text:p>
      <text:p text:style-name="P18"/>
      <text:p text:style-name="P28">Summary text</text:p>
      <text:p text:style-name="P19">Using benthic foraminifera to assess water quality in Kāneʻohe Bay, Hawaii, we found clear and robust spatial pattern for reef suitability in <text:s/>Kāneʻohe Bay, with areas closer to the shore and especially closer to Kāneʻohe City being less suitable, while samples from the northern bay area indicated conditions more suitable for reef growth and recovery.</text:p>
      <text:p text:style-name="P42"><text:span text:style-name="T26">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reference-mark-start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Jokiel et al., 2004a; Rodgers et al., 2015)</text:span><text:reference-mark-end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 </text:span></text:p>
      <text:p text:style-name="P1"><text:span text:style-name="T4">Here we introduce a low-cost approach to monitor anthropogenic stress on coral reef areas on Hawai'i </text:span><text:span text:style-name="T5">which is suitable to complement existing monitoring programs. W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text:span><text:soft-page-break/><text:span text:style-name="T10">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3"/>
      <text:p text:style-name="P13"/>
      <text:p text:style-name="P21"><text:span text:style-name="T10">M</text:span><text:span text:style-name="T1">aterials and methods</text:span></text:p>
      <text:p text:style-name="P14"/>
      <text:p text:style-name="P12">Regional setting</text:p>
      <text:p text:style-name="P1"><text:span text:style-name="T14">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 It is located on the northeast coast of Oʻahu with a length of 13.5 km at its maximum and 4.5 km width from shore to the outer barrier reef </text:span><text:span text:style-name="T17">(Fig. 1)</text:span><text:span text:style-name="T14">.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coverage decreased in five out of six sampled stations in Kāneʻohe Bay </text:span><text:reference-mark-start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Jokiel et al., 2004a)</text:span><text:reference-mark-end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 </text:span></text:p>
      <text:p text:style-name="P16"/>
      <text:p text:style-name="P12">Sampling sites</text:p>
      <text:p text:style-name="P4"><text:soft-page-break/><text:span text:style-name="T14">Samples were collected during 2017 from Kāneʻohe Bay by researchers from the Florida Museum of Natural History sampling surface sediment by scuba diving. </text:span><text:span text:style-name="T15">Thirteen</text:span><text:span text:style-name="T14"> samples were taken across a variety of shallow water environments </text:span><text:span text:style-name="T16">between </text:span><text:span text:style-name="T15">one and fourteen meters water depth </text:span><text:span text:style-name="T14">and a variety of distances from settlements on the island to examine the spatial variation in assemblage and any potential impact from anthropogenic sources </text:span><text:span text:style-name="T17">(</text:span><text:span text:style-name="T18">Suppl. Table 1</text:span><text:span text:style-name="T17">)</text:span><text:span text:style-name="T14">. The locality in the bay, the longitude and latitude, the water depth, and the habitat were assigned to each individual sample. The distance to cente</text:span><text:span text:style-name="T15">rs</text:span><text:span text:style-name="T14"> of anthropogenic stress (cities and military bases) were calculated by using the program Google Earth (http://earth.google.com). </text:span></text:p>
      <text:p text:style-name="P16"/>
      <text:p text:style-name="P30"><text:span text:style-name="T19">S</text:span><text:span text:style-name="T20">ampling treatment</text:span></text:p>
      <text:p text:style-name="P1">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3">Each sample was split into smaller subsets of approximately 0.1 g and weighed. We then used the weighed subset to pick out foraminiferal specimen until we reached a number of 200 specimen. If only fewer specimen were present in the subset, we repeated the picking procedure on a second 0.1 g subset from the sample.</text:span> Foraminifera<text:span text:style-name="T68">l</text:span> taxa were identified to generic level according to Loeblich Jr and Tappan <text:reference-mark-start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2015)<text:reference-mark-end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 We used the Foram Index (FI) <text:reference-mark-start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Hallock, 2012; Hallock et al., 2003)<text:reference-mark-end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 to assess water qua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 <text:reference-mark-start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Alve and Bernhard, 1995; Carnahan et al., 2009; Pisapia et al., 2017)<text:reference-mark-end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 Accordingly, we classified specimens into one of three functional groups: symbiont-bearing, opportunistic, or other smaller taxa. For each sample, the FI was determined by the equation: FI = (10 x Ps) + (Po) + (2 x Ph), where “P” is the proportion and where subscript “s” represents symbiont-bearing foraminifer<text:span text:style-name="T27">a</text:span>, subscript “o” represents opportunistic foraminifer<text:span text:style-name="T27">a</text:span>, and subscript “h” represents other small, heterotrophic foraminifer<text:span text:style-name="T27">a</text:span>. The FI scale ranges from 1 to 10, with F<text:span text:style-name="T27">I</text:span> &gt; 4 indicating environment conducive to reef growth, 2 &lt; FI &lt; 4 indicating environment marginal for reef growth and unsuitable for recovery, and FI &lt; 2 indicating stressed conditions unsuitable for reef growth. During specimen counting, the degree of bioclast preservation was also evaluated <text:reference-mark-start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Barbosa et al., 2009; Hallock, 2012)<text:reference-mark-end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 Where preservation was poor, specimens were omitted from the analysis (<text:span text:style-name="T84">i.e</text:span>, <text:span text:style-name="T84">samples with more than one third of</text:span> <text:soft-page-break/>heavily broken specimens and missing or eroded tubulospines in calcarinids). Relative abundance (proportions of the subsample) and absolute abundance (numbers of specimens <text:span text:style-name="T67">per </text:span>gram of sediment) where calculated following standard procedures <text:reference-mark-start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Hallock et al., 2003)<text:reference-mark-end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 <text:s/></text:p>
      <text:p text:style-name="P2"/>
      <text:p text:style-name="P31">Data analysis</text:p>
      <text:p text:style-name="P5"><text:span text:style-name="T28">All analysis were carried out using the R programming environment </text:span><text:reference-mark-start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R Core Team, 2020)</text:span><text:reference-mark-end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 </text:span><text:span text:style-name="T38">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 for non-metric multidimensional scaling ordination (</text:span><text:span text:style-name="T64">n</text:span><text:span text:style-name="T38">MDS)</text:span><text:span text:style-name="T28">,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2">(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28">. </text:span><text:span text:style-name="T64">n</text:span><text:span text:style-name="T38">MDS was conducted to analyze the community structure of all samples and was based on </text:span><text:span text:style-name="T39">Bray-Curtis dissimilarity. </text:span><text:span text:style-name="T29">Bayesian l</text:span><text:span text:style-name="T28">inear regression analysis was carried out to test if the water quality as indicated by </text:span><text:span text:style-name="T69">the </text:span><text:span text:style-name="T28">FI in the southern area of Kāneʻohe Bay, which is mainly characterized by urban development, is lower compared to the northern sector, which is further away from cities and military bases. </text:span><text:span text:style-name="T29">We first fitted three </text:span><text:span text:style-name="T69">regression </text:span><text:span text:style-name="T29">models with the FI as </text:span><text:span text:style-name="T69">the </text:span><text:span text:style-name="T29">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0">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 Models were compared </text:span><text:span text:style-name="T31">by means of</text:span><text:span text:style-name="T30">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 </text:span><text:span text:style-name="T31">We transformed the outcome and all predictor variables to z-scores prior to model fitting to facilitate an easier calculation of the joint posterior probability distribution. </text:span><text:span text:style-name="T34">All three models were fitted via the probabilistic programming language Stan using a Hamiltonian Monte Carlo Markov Chain </text:span><text:span text:style-name="T35">(MCMC)</text:span><text:span text:style-name="T34">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4">(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6">.</text:span><text:span text:style-name="T34"> We used weakly informative priors for all parameters which were </text:span><text:span text:style-name="T35">easily exceeded by the actual data while reducing over-fitting compared to traditional frequentist approaches. The joint posterior probability distribution was estimated by four MCMC chains, a warm-up of 500 samples, and 2000 actual samples. We then used standard convergence and efficiency diagnostics to evaluate the </text:span><text:span text:style-name="T37">sampling</text:span><text:span text:style-name="T35"> </text:span><text:span text:style-name="T37">performance</text:span><text:span text:style-name="T35">,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 </text:span></text:p>
      <text:p text:style-name="P5"/>
      <text:p text:style-name="P32">Robustness testing</text:p>
      <text:p text:style-name="P1"><text:span text:style-name="T70">As a FI value of 10 is possible but unusual even in pristine regions </text:span><text:span text:style-name="T71">(see discussion)</text:span>, <text:span text:style-name="T70">we further conducted a robustness test by removing all samples with values above 9.5 and repeating our analysis on this data subset. </text:span><text:span text:style-name="T73">We then compared the results from the analysis based on the subset to </text:span><text:soft-page-break/><text:span text:style-name="T73">the results based on all samples, to see whether potentially biased samples with FI values above 9.5 might confound our findings. </text:span></text:p>
      <text:p text:style-name="P3"/>
      <text:p text:style-name="P3"/>
      <text:p text:style-name="P27"><text:span text:style-name="T26">Results</text:span> </text:p>
      <text:p text:style-name="P11"/>
      <text:p text:style-name="P33">Community analysis</text:p>
      <text:p text:style-name="P1"><text:span text:style-name="T40">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 In total, 15 genera were identified and classified according to the three functional groups: symbiont-bearing, opportunistic, and small heterotrophic foraminifera </text:span><text:span text:style-name="T61">(Table 1)</text:span><text:span text:style-name="T40">.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1">(Fig. 1)</text:span><text:span text:style-name="T40">.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5">Overall, a</text:span><text:span text:style-name="T40">bsolute abundance ranged from 0.9 to 133.3 individuals per gram </text:span><text:span text:style-name="T56">o</text:span><text:span text:style-name="T40">f sediment, including three samples with less than 2 specimen per gram of sediment. The most abundant genera of the symbiont-bearing functional group were Amphistegina spp., Peneroplis spp., Sorites spp., and Heterostegina spp. (see Supplementary Information Table 1 for relative and absolute abundance of all foraminiferal taxa). Opportunistic species were generally rare, and included Ammonia spp., Elphidium spp., and Bolivinida spp. The genus Amphistegina spp. </text:span><text:span text:style-name="T57">f</text:span><text:span text:style-name="T40">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3">Non-metric multidimensional scaling based on the foraminiferal assemblages show a clear clustering of the samples in three groups, closely corresponding to the three functional groups used to calculate the FI (Supp. Fig. 3).</text:span></text:p>
      <text:p text:style-name="P8"><text:soft-page-break/></text:p>
      <text:p text:style-name="P34">Foram Index</text:p>
      <text:p text:style-name="P9">The FI calculated for the sampled sites revealed values between 2.1 and 10, with a median of 6.8 <text:span text:style-name="T85">(Suppl. Fig. 1, </text:span><text:span text:style-name="T86">Suppl. Table 2</text:span><text:span text:style-name="T85">)</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5">Distance to human settlements</text:p>
      <text:p text:style-name="P6"><text:span text:style-name="T41">Model comparison showed that distance to human settlements (Kāneʻohe City, Kahaluʻu City, and <text:s/>Marine Corps Base Hawai'i (MCBH)) is a robust predictor of the FI </text:span><text:span text:style-name="T62">(Supp</text:span><text:span text:style-name="T63">l</text:span><text:span text:style-name="T62">. Table 3)</text:span><text:span text:style-name="T41">. The Bayesian regression model revealed a substantial relationship between FI values and distance to Kāneʻohe City, showing that samples scored lower FI values when they were located closer to Kāneʻohe City </text:span><text:span text:style-name="T61">(Fig. 2 and Fig. 3)</text:span><text:span text:style-name="T41">. </text:span><text:span text:style-name="T42">The model yielded no robust relationships between FI values and distance to <text:s/></text:span><text:span text:style-name="T41">Kahaluʻu City and MCBH </text:span><text:span text:style-name="T42">respectively. </text:span><text:span text:style-name="T59">A regression model fitted on a subset of the data for robustness testing (see methods section </text:span><text:span text:style-name="T62">and Suppl. Fig. 2</text:span><text:span text:style-name="T59">) yielded similar results, with a strong relationship between the FI and distance to </text:span><text:span text:style-name="T41">Kāneʻohe City </text:span><text:span text:style-name="T59">while showing no consistent relationship for distance to </text:span><text:span text:style-name="T41">Kahaluʻu City and </text:span><text:span text:style-name="T59">to the</text:span><text:span text:style-name="T41"> MCBH. </text:span><text:span text:style-name="T42">Our results </text:span><text:span text:style-name="T43">hence </text:span><text:span text:style-name="T42">indicate that a stress gradient is present in Kāneʻohe Bay, with the highest stress close to Kāneʻohe City and less further away from Kāneʻohe City, </text:span><text:span text:style-name="T43">while smaller settlements in the bay have less </text:span><text:span text:style-name="T54">to no </text:span><text:span text:style-name="T43">impact. </text:span></text:p>
      <text:p text:style-name="P10"/>
      <text:p text:style-name="P22">Discussion</text:p>
      <text:p text:style-name="P1"><text:span text:style-name="T43">Using a foraminiferal-based index for water quality, we found a clear spatial </text:span><text:span text:style-name="T46">stress gradient</text:span><text:span text:style-name="T43"> in </text:span><text:span text:style-name="T42">Kāneʻohe </text:span><text:span text:style-name="T43">Bay with good water quality in the outer bay and low water quality close to the shore. </text:span><text:span text:style-name="T44">T</text:span><text:span text:style-name="T43">he distance of each sediment sample to </text:span><text:span text:style-name="T42">Kāneʻohe </text:span><text:span text:style-name="T43">City </text:span><text:span text:style-name="T44">turned out to be a strong predictor of this trend, while smaller settlements in the bay seemed to be less influential. </text:span><text:span text:style-name="T43"><text:s/></text:span><text:span text:style-name="T45">This effect might result from non-point pollution by the adjacent city of Kāneʻohe, or by organic matter input through the river mouths in this area. Our </text:span><text:span text:style-name="T46">results are in line with other empirical studies showing periodical reef degradation in </text:span><text:span text:style-name="T45">Kāneʻohe </text:span><text:span text:style-name="T46">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 </text:span><text:span text:style-name="T47">We further found the majority of the sampled area conducive to reef growth. One reason </text:span><text:span text:style-name="T48">for these moderate to good conditions for coral reefs </text:span><text:span text:style-name="T47">could be </text:span><text:soft-page-break/><text:span text:style-name="T47">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 Possible pollution sources around Kāneʻohe are therefore quickly dispersed, as well as organic matter from riverine input. </text:span><text:span text:style-name="T48">However,</text:span><text:span text:style-name="T47"> one third of </text:span><text:span text:style-name="T48">our</text:span><text:span text:style-name="T47"> samples indicat</text:span><text:span text:style-name="T48">ed</text:span><text:span text:style-name="T47"> environment marginal for reef growth and unsuitable for recovery. This might be particularly warning as major coral bleaching events were observed in </text:span><text:span text:style-name="T42">Kāneʻohe </text:span><text:span text:style-name="T43">Bay </text:span><text:span text:style-name="T47">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 </text:span><text:span text:style-name="T48">Reefs </text:span><text:span text:style-name="T47">close </text:span><text:span text:style-name="T48">to the shore and especially close to </text:span><text:span text:style-name="T42">Kāneʻohe </text:span><text:span text:style-name="T48">City might hence not be able to recover after a period of perturbations, be it natural or anthropogenic stressors. </text:span><text:span text:style-name="T49">We therefore agree with other current reef health assessments of the Bay that it is necessary to pay continuous attention to local pollution, impacts of climate change, sedimentation, and harvest issues </text:span><text:reference-mark-start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Bahr et al., 2015; Jokiel et al., 2004b; Rodgers et al., 2015)</text:span><text:reference-mark-end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 </text:span><text:span text:style-name="T50">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 our study shows that the application to Hawaiian reefs is feasible as our results are in line with </text:span><text:span text:style-name="T51">other studies in </text:span><text:span text:style-name="T42">Kāneʻohe </text:span><text:span text:style-name="T51">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 <text:s/></text:span></text:p>
      <text:p text:style-name="P1"><text:span text:style-name="T51">The F</text:span><text:span text:style-name="T52">oram Index </text:span><text:span text:style-name="T51">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 In this study, 5 samples (1 </text:span><text:span text:style-name="T58">to </text:span><text:span text:style-name="T51">5) recorded a FI value of 10 in the outer bay of Kāneʻohe, mainly consisting of lens-shaped amphisteginids and 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59">However, these potentially biased samples don’t confound our findings, as </text:span><text:span text:style-name="T60">the</text:span><text:span text:style-name="T59"> robustness testing based on </text:span><text:span text:style-name="T60">samples 6 to 13 showed equal results compared to the analysis of all samples. </text:span><text:span text:style-name="T53">A</text:span><text:span text:style-name="T51">ll </text:span><text:span text:style-name="T52">other </text:span><text:span text:style-name="T51">samples showed good preservation of delicate test-forms, indicating that the FI from these samples can be considered as reliable and represent accumulation over short time. </text:span><text:span text:style-name="T53">N</text:span><text:span text:style-name="T51">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Barbosa et al., </text:span><text:soft-page-break/><text:span text:style-name="T51">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3">(Koukousioura et al., 2011; Oliver et al., 2014; Reymond et al., 2012; Uthicke and Nobes, 2008; Vel</text:span><text:span text:style-name="T32">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1">. </text:span><text:span text:style-name="T52">The results from our Bayesian regression framework</text:span><text:span text:style-name="T51"> might support this, as there was </text:span><text:span text:style-name="T52">no apparent</text:span><text:span text:style-name="T51"> </text:span><text:span text:style-name="T52">relationship between the</text:span><text:span text:style-name="T51"> FI and water depth </text:span><text:span text:style-name="T63">(Suppl. Table 3)</text:span><text:span text:style-name="T51">.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7">We emphasize, based on our results, that implementing benthic foraminifera <text:span text:style-name="T84">studies</text:span> <text:span text:style-name="T84">with</text:span>in existing long-term monitoring programs of Hawaiian reefs can be beneficial for conservation efforts. We showed that benthic foraminifera can be used as bio-indicators in Hawaiian reefs, providing an easy <text:span text:style-name="T66">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5">In conclusion, we found a clear </text:span><text:span text:style-name="T72">and robust</text:span><text:span text:style-name="T65">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7"/>
      <text:p text:style-name="P7"/>
      <text:p text:style-name="P25">Figure captions</text:p>
      <text:p text:style-name="P25"/>
      <text:p text:style-name="P36">Fig. 1 | Location map of Kāneʻohe Bay, Oʻahu, Hawai'i, showing the proportional foraminiferal distribution at the sampled sites. Green displays symbiont-bearing genera; blue heterotrophic genera; and red opportunistic genera.</text:p>
      <text:p text:style-name="P36"/>
      <text:p text:style-name="P37">Fig. 2 | Coefficient plot for the effect of the distance to major human settlements in <text:s/><text:span text:style-name="T65">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7"/>
      <text:p text:style-name="P29"><text:soft-page-break/><text:span text:style-name="T75">Fig. 3 | The effect of distance to </text:span><text:span text:style-name="T76">Kāneʻohe </text:span><text:span text:style-name="T75">City on the standardized Foram Index </text:span><text:span text:style-name="T77">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78">the joint posterior to visualize uncertainty around the median trend line.</text:span><text:span text:style-name="T80"> </text:span></text:p>
      <text:p text:style-name="P29"/>
      <text:p text:style-name="P26">Tables</text:p>
      <text:p text:style-name="P38">Table 1 | <text:bookmark-start text:name="_Hlk524607668"/>Relative abundance of the main foraminiferal genera, water depth, and absolute abundance of foraminifera in Kāneʻohe Bay, Oʻahu, <text:bookmark-end text:name="_Hlk524607668"/>Hawai'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9">Sample</text:p>
          </table:table-cell>
          <table:table-cell table:style-name="Table1.A1" office:value-type="string">
            <text:p text:style-name="P51">Amphistegina</text:p>
          </table:table-cell>
          <table:table-cell table:style-name="Table1.A1" office:value-type="string">
            <text:p text:style-name="P51">Heterostegina</text:p>
          </table:table-cell>
          <table:table-cell table:style-name="Table1.A1" office:value-type="string">
            <text:p text:style-name="P51">Peneroplis</text:p>
          </table:table-cell>
          <table:table-cell table:style-name="Table1.A1" office:value-type="string">
            <text:p text:style-name="P51">Alveolinida</text:p>
          </table:table-cell>
          <table:table-cell table:style-name="Table1.A1" office:value-type="string">
            <text:p text:style-name="P51">Soritida</text:p>
          </table:table-cell>
          <table:table-cell table:style-name="Table1.A1" office:value-type="string">
            <text:p text:style-name="P51">Other Miliolida</text:p>
          </table:table-cell>
          <table:table-cell table:style-name="Table1.A1" office:value-type="string">
            <text:p text:style-name="P51">Ammonia</text:p>
          </table:table-cell>
          <table:table-cell table:style-name="Table1.A1" office:value-type="string">
            <text:p text:style-name="P51">Textulariida</text:p>
          </table:table-cell>
          <table:table-cell table:style-name="Table1.A1" office:value-type="string">
            <text:p text:style-name="P51">Bolivinida</text:p>
          </table:table-cell>
          <table:table-cell table:style-name="Table1.A1" office:value-type="string">
            <text:p text:style-name="P51">Elphidium</text:p>
          </table:table-cell>
          <table:table-cell table:style-name="Table1.A1" office:value-type="string">
            <text:p text:style-name="P43"><text:span text:style-name="T81">absol</text:span><text:span text:style-name="T82">u</text:span><text:span text:style-name="T81">te abundance</text:span></text:p>
          </table:table-cell>
        </table:table-row>
        <table:table-row table:style-name="Table1.1">
          <table:table-cell table:style-name="Table1.A2" office:value-type="string">
            <text:p text:style-name="P44"/>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g]<text:bookmark text:name="_Hlk524607639"/></text:p>
          </table:table-cell>
        </table:table-row>
        <table:table-row table:style-name="Table1.1">
          <table:table-cell table:style-name="Table1.A2" office:value-type="string">
            <text:p text:style-name="P44">1</text:p>
          </table:table-cell>
          <table:table-cell table:style-name="Table1.A2" office:value-type="string">
            <text:p text:style-name="P44">94</text:p>
          </table:table-cell>
          <table:table-cell table:style-name="Table1.A2" office:value-type="string">
            <text:p text:style-name="P44">2</text:p>
          </table:table-cell>
          <table:table-cell table:style-name="Table1.A2" office:value-type="string">
            <text:p text:style-name="P44">1</text:p>
          </table:table-cell>
          <table:table-cell table:style-name="Table1.A2" office:value-type="string">
            <text:p text:style-name="P44">1</text:p>
          </table:table-cell>
          <table:table-cell table:style-name="Table1.A2" office:value-type="string">
            <text:p text:style-name="P44">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50</text:p>
          </table:table-cell>
        </table:table-row>
        <table:table-row table:style-name="Table1.1">
          <table:table-cell table:style-name="Table1.A2" office:value-type="string">
            <text:p text:style-name="P44">2</text:p>
          </table:table-cell>
          <table:table-cell table:style-name="Table1.A2" office:value-type="string">
            <text:p text:style-name="P44">90,9</text:p>
          </table:table-cell>
          <table:table-cell table:style-name="Table1.A2" office:value-type="string">
            <text:p text:style-name="P44">8,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7</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7,15</text:p>
          </table:table-cell>
        </table:table-row>
        <table:table-row table:style-name="Table1.1">
          <table:table-cell table:style-name="Table1.A2" office:value-type="string">
            <text:p text:style-name="P44">3</text:p>
          </table:table-cell>
          <table:table-cell table:style-name="Table1.A2" office:value-type="string">
            <text:p text:style-name="P44">74,2</text:p>
          </table:table-cell>
          <table:table-cell table:style-name="Table1.A2" office:value-type="string">
            <text:p text:style-name="P44">0</text:p>
          </table:table-cell>
          <table:table-cell table:style-name="Table1.A2" office:value-type="string">
            <text:p text:style-name="P44">13,6</text:p>
          </table:table-cell>
          <table:table-cell table:style-name="Table1.A2" office:value-type="string">
            <text:p text:style-name="P44">0</text:p>
          </table:table-cell>
          <table:table-cell table:style-name="Table1.A2" office:value-type="string">
            <text:p text:style-name="P44">12,1</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3,3</text:p>
          </table:table-cell>
        </table:table-row>
        <table:table-row table:style-name="Table1.1">
          <table:table-cell table:style-name="Table1.A2" office:value-type="string">
            <text:p text:style-name="P44">4</text:p>
          </table:table-cell>
          <table:table-cell table:style-name="Table1.A2" office:value-type="string">
            <text:p text:style-name="P44">46,5</text:p>
          </table:table-cell>
          <table:table-cell table:style-name="Table1.A2" office:value-type="string">
            <text:p text:style-name="P44">17,5</text:p>
          </table:table-cell>
          <table:table-cell table:style-name="Table1.A2" office:value-type="string">
            <text:p text:style-name="P44">28</text:p>
          </table:table-cell>
          <table:table-cell table:style-name="Table1.A2" office:value-type="string">
            <text:p text:style-name="P44">0</text:p>
          </table:table-cell>
          <table:table-cell table:style-name="Table1.A2" office:value-type="string">
            <text:p text:style-name="P44">4,5</text:p>
          </table:table-cell>
          <table:table-cell table:style-name="Table1.A2" office:value-type="string">
            <text:p text:style-name="P44">2,5</text:p>
          </table:table-cell>
          <table:table-cell table:style-name="Table1.A2" office:value-type="string">
            <text:p text:style-name="P44">0,5</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5</text:p>
          </table:table-cell>
          <table:table-cell table:style-name="Table1.A2" office:value-type="string">
            <text:p text:style-name="P44">20</text:p>
          </table:table-cell>
        </table:table-row>
        <table:table-row table:style-name="Table1.1">
          <table:table-cell table:style-name="Table1.A2" office:value-type="string">
            <text:p text:style-name="P44">5</text:p>
          </table:table-cell>
          <table:table-cell table:style-name="Table1.A2" office:value-type="string">
            <text:p text:style-name="P44">98,8</text:p>
          </table:table-cell>
          <table:table-cell table:style-name="Table1.A2" office:value-type="string">
            <text:p text:style-name="P44">0</text:p>
          </table:table-cell>
          <table:table-cell table:style-name="Table1.A2" office:value-type="string">
            <text:p text:style-name="P44">1,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2</text:p>
          </table:table-cell>
        </table:table-row>
        <table:table-row table:style-name="Table1.1">
          <table:table-cell table:style-name="Table1.A2" office:value-type="string">
            <text:p text:style-name="P44">6</text:p>
          </table:table-cell>
          <table:table-cell table:style-name="Table1.A2" office:value-type="string">
            <text:p text:style-name="P44">87,5</text:p>
          </table:table-cell>
          <table:table-cell table:style-name="Table1.A2" office:value-type="string">
            <text:p text:style-name="P44">4,2</text:p>
          </table:table-cell>
          <table:table-cell table:style-name="Table1.A2" office:value-type="string">
            <text:p text:style-name="P44">2,1</text:p>
          </table:table-cell>
          <table:table-cell table:style-name="Table1.A2" office:value-type="string">
            <text:p text:style-name="P44">0</text:p>
          </table:table-cell>
          <table:table-cell table:style-name="Table1.A2" office:value-type="string">
            <text:p text:style-name="P44">6,3</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4</text:p>
          </table:table-cell>
        </table:table-row>
        <table:table-row table:style-name="Table1.1">
          <table:table-cell table:style-name="Table1.A2" office:value-type="string">
            <text:p text:style-name="P44">7</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5</text:p>
          </table:table-cell>
          <table:table-cell table:style-name="Table1.A2" office:value-type="string">
            <text:p text:style-name="P44">0</text:p>
          </table:table-cell>
          <table:table-cell table:style-name="Table1.A2" office:value-type="string">
            <text:p text:style-name="P44">31,3</text:p>
          </table:table-cell>
          <table:table-cell table:style-name="Table1.A2" office:value-type="string">
            <text:p text:style-name="P44">43,8</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6</text:p>
          </table:table-cell>
        </table:table-row>
        <table:table-row table:style-name="Table1.1">
          <table:table-cell table:style-name="Table1.A2" office:value-type="string">
            <text:p text:style-name="P44">8</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4,1</text:p>
          </table:table-cell>
          <table:table-cell table:style-name="Table1.A2" office:value-type="string">
            <text:p text:style-name="P44">0</text:p>
          </table:table-cell>
          <table:table-cell table:style-name="Table1.A2" office:value-type="string">
            <text:p text:style-name="P44">24,1</text:p>
          </table:table-cell>
          <table:table-cell table:style-name="Table1.A2" office:value-type="string">
            <text:p text:style-name="P44">49,4</text:p>
          </table:table-cell>
          <table:table-cell table:style-name="Table1.A2" office:value-type="string">
            <text:p text:style-name="P44">2,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15</text:p>
          </table:table-cell>
        </table:table-row>
        <table:table-row table:style-name="Table1.1">
          <table:table-cell table:style-name="Table1.A2" office:value-type="string">
            <text:p text:style-name="P44">9</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0</text:p>
          </table:table-cell>
          <table:table-cell table:style-name="Table1.A2" office:value-type="string">
            <text:p text:style-name="P44">6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0</text:p>
          </table:table-cell>
          <table:table-cell table:style-name="Table1.A2" office:value-type="string">
            <text:p text:style-name="P44">0</text:p>
          </table:table-cell>
          <table:table-cell table:style-name="Table1.A2" office:value-type="string">
            <text:p text:style-name="P44">1</text:p>
          </table:table-cell>
        </table:table-row>
        <table:table-row table:style-name="Table1.1">
          <table:table-cell table:style-name="Table1.A2" office:value-type="string">
            <text:p text:style-name="P44">1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1,1</text:p>
          </table:table-cell>
          <table:table-cell table:style-name="Table1.A2" office:value-type="string">
            <text:p text:style-name="P44">0</text:p>
          </table:table-cell>
          <table:table-cell table:style-name="Table1.A2" office:value-type="string">
            <text:p text:style-name="P44">33,3</text:p>
          </table:table-cell>
          <table:table-cell table:style-name="Table1.A2" office:value-type="string">
            <text:p text:style-name="P44">44,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1,1</text:p>
          </table:table-cell>
          <table:table-cell table:style-name="Table1.A2" office:value-type="string">
            <text:p text:style-name="P44">0</text:p>
          </table:table-cell>
          <table:table-cell table:style-name="Table1.A2" office:value-type="string">
            <text:p text:style-name="P44">0,9</text:p>
          </table:table-cell>
        </table:table-row>
        <table:table-row table:style-name="Table1.1">
          <table:table-cell table:style-name="Table1.A2" office:value-type="string">
            <text:p text:style-name="P44">11</text:p>
          </table:table-cell>
          <table:table-cell table:style-name="Table1.A2" office:value-type="string">
            <text:p text:style-name="P44">3,5</text:p>
          </table:table-cell>
          <table:table-cell table:style-name="Table1.A2" office:value-type="string">
            <text:p text:style-name="P44">0</text:p>
          </table:table-cell>
          <table:table-cell table:style-name="Table1.A2" office:value-type="string">
            <text:p text:style-name="P44">7,5</text:p>
          </table:table-cell>
          <table:table-cell table:style-name="Table1.A2" office:value-type="string">
            <text:p text:style-name="P44">0</text:p>
          </table:table-cell>
          <table:table-cell table:style-name="Table1.A2" office:value-type="string">
            <text:p text:style-name="P44">1</text:p>
          </table:table-cell>
          <table:table-cell table:style-name="Table1.A2" office:value-type="string">
            <text:p text:style-name="P44">74</text:p>
          </table:table-cell>
          <table:table-cell table:style-name="Table1.A2" office:value-type="string">
            <text:p text:style-name="P44">1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0</text:p>
          </table:table-cell>
        </table:table-row>
        <table:table-row table:style-name="Table1.1">
          <table:table-cell table:style-name="Table1.A2" office:value-type="string">
            <text:p text:style-name="P44">1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3,5</text:p>
          </table:table-cell>
          <table:table-cell table:style-name="Table1.A2" office:value-type="string">
            <text:p text:style-name="P44">0</text:p>
          </table:table-cell>
          <table:table-cell table:style-name="Table1.A2" office:value-type="string">
            <text:p text:style-name="P44">1</text:p>
          </table:table-cell>
          <table:table-cell table:style-name="Table1.A2" office:value-type="string">
            <text:p text:style-name="P44">93</text:p>
          </table:table-cell>
          <table:table-cell table:style-name="Table1.A2" office:value-type="string">
            <text:p text:style-name="P44">2</text:p>
          </table:table-cell>
          <table:table-cell table:style-name="Table1.A2" office:value-type="string">
            <text:p text:style-name="P44">0,5</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33,33</text:p>
          </table:table-cell>
        </table:table-row>
        <table:table-row table:style-name="Table1.1">
          <table:table-cell table:style-name="Table1.B2" office:value-type="string">
            <text:p text:style-name="P44">13</text:p>
          </table:table-cell>
          <table:table-cell table:style-name="Table1.B2" office:value-type="string">
            <text:p text:style-name="P44">0</text:p>
          </table:table-cell>
          <table:table-cell table:style-name="Table1.B2" office:value-type="string">
            <text:p text:style-name="P44">0</text:p>
          </table:table-cell>
          <table:table-cell table:style-name="Table1.B2" office:value-type="string">
            <text:p text:style-name="P44">1</text:p>
          </table:table-cell>
          <table:table-cell table:style-name="Table1.B2" office:value-type="string">
            <text:p text:style-name="P44">0</text:p>
          </table:table-cell>
          <table:table-cell table:style-name="Table1.B2" office:value-type="string">
            <text:p text:style-name="P44">0</text:p>
          </table:table-cell>
          <table:table-cell table:style-name="Table1.B2" office:value-type="string">
            <text:p text:style-name="P44">94</text:p>
          </table:table-cell>
          <table:table-cell table:style-name="Table1.B2" office:value-type="string">
            <text:p text:style-name="P44">1,5</text:p>
          </table:table-cell>
          <table:table-cell table:style-name="Table1.B2" office:value-type="string">
            <text:p text:style-name="P44">0,5</text:p>
          </table:table-cell>
          <table:table-cell table:style-name="Table1.B2" office:value-type="string">
            <text:p text:style-name="P44">1</text:p>
          </table:table-cell>
          <table:table-cell table:style-name="Table1.B2" office:value-type="string">
            <text:p text:style-name="P44">0</text:p>
          </table:table-cell>
          <table:table-cell table:style-name="Table1.B2" office:value-type="string">
            <text:p text:style-name="P44">100</text:p>
          </table:table-cell>
        </table:table-row>
      </table:table>
      <text:p text:style-name="P24"/>
      <text:p text:style-name="P24"/>
      <text:p text:style-name="P24">References</text:p>
      <text:p text:style-name="P23"/>
      <text:section text:style-name="Sect1" text:name="ZOTERO_BIBL {&quot;uncited&quot;:[],&quot;omitted&quot;:[],&quot;custom&quot;:[]} CSL_BIBLIOGRAPHY RNDDLzeUeYQMl">
        <text:p text:style-name="Bibliography_20_1">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text:soft-page-break/>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Filous, A., Friedlander, A.M., Koike, H., Lammers, M., Wong, A., Stone, K., Sparks, R.T., 2017. Displacement effects of heavy human use on coral reef predators within the Molokini Marine Life Conservation District. Marine pollution bulletin 121, 274–281.</text:p>
        <text:p text:style-name="Bibliography_20_1">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text:soft-page-break/>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a. Hawai’i coral reef assessment and monitoring program: spatial patterns and temporal dynamics in reef coral communities. Pacific Science 58, 159–174.</text:p>
        <text:p text:style-name="Bibliography_20_1">Jokiel, P.L., Brown, E.K., Friedlander, A., Rodgers, S.K., Smith, W.R., 2004b.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Loeblich Jr, A.R., Tappan, H., 2015. Foraminiferal genera and their classification. Springer.</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Neilson, B., 2014. Coral bleaching rapid response surveys September–October 2014. Available at h ttp://dlnr. hawaii. gov/reefresponse/files/2014/10/DARCoralBleachingSrvy Results 10.28. 2014. pdf.</text:p>
        <text:p text:style-name="Bibliography_20_1">Oksanen, J., F. Guillaume Blanchet, Michael <text:s/>Friendly, Roeland Kindt, Pierre Legendre, Dan McGlinn, Peter R. Minchin, Gary L. Simpson, Eduard Szoecs, R. B. O’Hara, Peter Solymos, M. Henry H. Stevens, 2020. vegan: Community Ecology Package.</text:p>
        <text:p text:style-name="Bibliography_20_1">Oliver, L.M., Fisher, W.S., Dittmar, J., Hallock, P., Campbell, J., Quarles, R.L., Harris, P., LoBue, C., 2014. Contrasting responses of coral reef fauna and foraminiferal assemblages to human <text:soft-page-break/>influence in La Parguera, Puerto Rico. Marine Environmental Research 99, 95–105. https://doi.org/10.1016/j.marenvres.2014.04.005</text:p>
        <text:p text:style-name="Bibliography_20_1">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P52">R Core Team, 2020. R: A Language and Environment for Statistical Computing. R Foundation for Statistical Computing, Vienna, Austria.</text:p>
        <text:p text:style-name="P52">Reymond, C., Uthicke, S., Pandolfi, J.M., 2012. Tropical Foraminifera as indicators of water quality and temperature. Proceedings of the 12th International Coral Reef Symposium 9–13.</text:p>
        <text:p text:style-name="P40">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P39">Sandin, S.A., Smith, J.E., DeMartini, E.E., Dinsdale, E.A., Donner, S.D., Friedlander, A.M., Konotchick, T., Malay, M., Maragos, J.E., Obura, D., 2008. Baselines and degradation of coral reefs in the Northern Line Islands. PloS one 3, e1548.</text:p>
        <text:p text:style-name="P39">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Williams, I.D., Walsh, W.J., Schroeder, R.E., Friedlander, A.M., Richards, B.L., Stamoulis, K.A., 2008. Assessing the importance of fishing impacts on Hawaiian coral reef fish assemblages along regional-scale human population gradients. Environmental Conservation 261–272.</text:p>
        <text:p text:style-name="P41">Woodhead, A.J., Hicks, C.C., Norström, A.V., Williams, G.J., Graham, N.A.J., 2019. Coral reef <text:tab/>ecosystem services in the Anthropocene. Funct Ecol 1365-2435.13331. </text:p>
        <text:p text:style-name="P41"><text:tab/>https://doi.org/10.1111/1365-2435.1333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04-16T15:07:47.055899236</dc:date>
    <dc:creator>Gregor Mathes</dc:creator>
    <meta:editing-duration>PT52M15S</meta:editing-duration>
    <meta:editing-cycles>17</meta:editing-cycles>
    <meta:generator>LibreOffice/6.4.6.2$Linux_X86_64 LibreOffice_project/40$Build-2</meta:generator>
    <meta:document-statistic meta:table-count="1" meta:image-count="0" meta:object-count="0" meta:page-count="13" meta:paragraph-count="275" meta:word-count="5552" meta:character-count="36626" meta:non-whitespace-character-count="31349"/>
    <meta:user-defined meta:name="ZOTERO_PREF_1">&lt;data data-version="3" zotero-version="5.0.96"&gt;&lt;session id="hqRh5Iz2"/&gt;&lt;style id="http://www.zotero.org/styles/elsevier-harvard" hasBibliography="1" bibliographyStyleHasBeenSet="1"/&gt;&lt;prefs&gt;&lt;pref name="fieldType" value="ReferenceMark"/&gt;&lt;/prefs&gt;&lt;/data&gt;</meta:user-defined>
  </office:meta>
</office:document-meta>
</file>